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3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4" style:family="text">
      <style:text-properties fo:color="#000000" style:font-name="Calibri1" fo:font-size="11.1000003814697pt" fo:font-style="italic" style:font-size-asian="11.1000003814697pt" style:font-name-complex="Calibri1" style:font-size-complex="11.1000003814697pt" style:font-style-complex="italic"/>
    </style:style>
    <style:style style:name="T5" style:family="text">
      <style:text-properties fo:color="#000000" style:font-name="Calibri1" fo:font-size="11.1000003814697pt" style:text-underline-style="solid" style:text-underline-width="auto" style:text-underline-color="font-color" fo:font-weight="bold" style:font-size-asian="11.1000003814697pt" style:font-weight-asian="bold" style:font-name-complex="Calibri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736cm" svg:height="0.39cm" svg:x="2.54cm" svg:y="2.616cm">
          <draw:text-box>
            <text:p text:style-name="P1"><text:span text:style-name="T1">Na</text:span><text:span text:style-name="T1">me</text:span><text:span text:style-name="T1">: </text:span><text:span text:style-name="T1">An</text:span><text:span text:style-name="T1">dre</text:span><text:span text:style-name="T1">w </text:span><text:span text:style-name="T1">Du</text:span><text:span text:style-name="T1">dle</text:span><text:span text:style-name="T1">y </text:span></text:p>
          </draw:text-box>
        </draw:frame>
        <draw:frame draw:style-name="gr1" draw:text-style-name="P2" draw:layer="layout" svg:width="2.771cm" svg:height="0.39cm" svg:x="2.54cm" svg:y="3.514cm">
          <draw:text-box>
            <text:p text:style-name="P1"><text:span text:style-name="T1">Da</text:span><text:span text:style-name="T1">te: </text:span><text:span text:style-name="T1">3/</text:span><text:span text:style-name="T1">14</text:span><text:span text:style-name="T1">/2</text:span><text:span text:style-name="T1">01</text:span><text:span text:style-name="T1">8 </text:span></text:p>
          </draw:text-box>
        </draw:frame>
        <draw:frame draw:style-name="gr1" draw:text-style-name="P2" draw:layer="layout" svg:width="3.583cm" svg:height="0.39cm" svg:x="2.54cm" svg:y="4.411cm">
          <draw:text-box>
            <text:p text:style-name="P1"><text:span text:style-name="T1">AS</text:span><text:span text:style-name="T1">U </text:span><text:span text:style-name="T1">ID</text:span><text:span text:style-name="T1">#: </text:span><text:span text:style-name="T1">10</text:span><text:span text:style-name="T1">01</text:span><text:span text:style-name="T1">14</text:span><text:span text:style-name="T1">90</text:span><text:span text:style-name="T1">51 </text:span></text:p>
          </draw:text-box>
        </draw:frame>
        <draw:frame draw:style-name="gr1" draw:text-style-name="P2" draw:layer="layout" svg:width="0.388cm" svg:height="0.39cm" svg:x="2.54cm" svg:y="5.30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6.073cm" svg:height="0.39cm" svg:x="2.54cm" svg:y="6.206cm">
          <draw:text-box>
            <text:p text:style-name="P1"><text:span text:style-name="T2">In-</text:span><text:span text:style-name="T2">Cl</text:span><text:span text:style-name="T2">as</text:span><text:span text:style-name="T2">s </text:span><text:span text:style-name="T2">Pr</text:span><text:span text:style-name="T2">es</text:span><text:span text:style-name="T2">en</text:span><text:span text:style-name="T2">ta</text:span><text:span text:style-name="T2">tio</text:span><text:span text:style-name="T2">ns </text:span><text:span text:style-name="T2">Pe</text:span><text:span text:style-name="T2">er </text:span><text:span text:style-name="T2">Ev</text:span><text:span text:style-name="T2">al</text:span><text:span text:style-name="T2">ua</text:span><text:span text:style-name="T2">tio</text:span><text:span text:style-name="T2">n </text:span></text:p>
          </draw:text-box>
        </draw:frame>
        <draw:frame draw:style-name="gr1" draw:text-style-name="P2" draw:layer="layout" svg:width="0.388cm" svg:height="0.39cm" svg:x="3.175cm" svg:y="7.099cm">
          <draw:text-box>
            <text:p text:style-name="P1"><text:span text:style-name="T2">1.</text:span></text:p>
          </draw:text-box>
        </draw:frame>
        <draw:frame draw:style-name="gr1" draw:text-style-name="P2" draw:layer="layout" svg:width="0.388cm" svg:height="0.433cm" svg:x="3.471cm" svg:y="7.03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4.705cm" svg:height="0.39cm" svg:x="3.81cm" svg:y="7.099cm">
          <draw:text-box>
            <text:p text:style-name="P1"><text:span text:style-name="T2">Ho</text:span><text:span text:style-name="T2">w </text:span><text:span text:style-name="T2">cle</text:span><text:span text:style-name="T2">ar </text:span><text:span text:style-name="T2">wa</text:span><text:span text:style-name="T2">s </text:span><text:span text:style-name="T2">th</text:span><text:span text:style-name="T2">e </text:span><text:span text:style-name="T2">pr</text:span><text:span text:style-name="T2">es</text:span><text:span text:style-name="T2">en</text:span><text:span text:style-name="T2">ta</text:span><text:span text:style-name="T2">tio</text:span><text:span text:style-name="T2">n </text:span><text:span text:style-name="T2">of </text:span><text:span text:style-name="T2">th</text:span><text:span text:style-name="T2">e </text:span><text:span text:style-name="T2">pa</text:span><text:span text:style-name="T2">pe</text:span><text:span text:style-name="T2">r </text:span><text:span text:style-name="T4">“S</text:span><text:span text:style-name="T4">w</text:span><text:span text:style-name="T4">ar</text:span><text:span text:style-name="T4">m </text:span><text:span text:style-name="T4">Ro</text:span><text:span text:style-name="T4">bo</text:span><text:span text:style-name="T4">tic</text:span><text:span text:style-name="T4">s: </text:span><text:span text:style-name="T4">fr</text:span><text:span text:style-name="T4">o</text:span><text:span text:style-name="T4">m </text:span><text:span text:style-name="T4">so</text:span><text:span text:style-name="T4">ur</text:span><text:span text:style-name="T4">ce</text:span><text:span text:style-name="T4">s </text:span><text:span text:style-name="T4">of </text:span><text:span text:style-name="T4">ins</text:span><text:span text:style-name="T4">pir</text:span><text:span text:style-name="T4">ati</text:span><text:span text:style-name="T4">on </text:span><text:span text:style-name="T4">to </text:span></text:p>
          </draw:text-box>
        </draw:frame>
        <draw:frame draw:style-name="gr1" draw:text-style-name="P2" draw:layer="layout" svg:width="11.771cm" svg:height="0.39cm" svg:x="3.81cm" svg:y="7.645cm">
          <draw:text-box>
            <text:p text:style-name="P1"><text:span text:style-name="T4">domains of </text:span><text:span text:style-name="T4">application</text:span><text:span text:style-name="T2">” </text:span><text:span text:style-name="T2">(this was the </text:span><text:span text:style-name="T2">first paper </text:span><text:span text:style-name="T2">presented)? </text:span><text:span text:style-name="T2">Please circle: </text:span></text:p>
          </draw:text-box>
        </draw:frame>
        <draw:frame draw:style-name="gr1" draw:text-style-name="P2" draw:layer="layout" svg:width="2.182cm" svg:height="0.39cm" svg:x="3.81cm" svg:y="8.186cm">
          <draw:text-box>
            <text:p text:style-name="P1"><text:span text:style-name="T2">(</text:span><text:span text:style-name="T1">Not clear</text:span><text:span text:style-name="T2">) <text:s/>1 </text:span></text:p>
          </draw:text-box>
        </draw:frame>
        <draw:frame draw:style-name="gr1" draw:text-style-name="P2" draw:layer="layout" svg:width="0.646cm" svg:height="0.39cm" svg:x="6.35cm" svg:y="8.186cm">
          <draw:text-box>
            <text:p text:style-name="P1"><text:span text:style-name="T2"><text:s text:c="4"/></text:span><text:span text:style-name="T2">2 </text:span></text:p>
          </draw:text-box>
        </draw:frame>
        <draw:frame draw:style-name="gr1" draw:text-style-name="P2" draw:layer="layout" svg:width="0.468cm" svg:height="0.39cm" svg:x="7.62cm" svg:y="8.186cm">
          <draw:text-box>
            <text:p text:style-name="P1"><text:span text:style-name="T2"><text:s text:c="2"/></text:span><text:span text:style-name="T2">3 </text:span></text:p>
          </draw:text-box>
        </draw:frame>
        <draw:frame draw:style-name="gr1" draw:text-style-name="P2" draw:layer="layout" svg:width="0.468cm" svg:height="0.39cm" svg:x="8.89cm" svg:y="8.186cm">
          <draw:text-box>
            <text:p text:style-name="P1"><text:span text:style-name="T2"><text:s text:c="2"/></text:span><text:span text:style-name="T2">4 </text:span></text:p>
          </draw:text-box>
        </draw:frame>
        <draw:frame draw:style-name="gr1" draw:text-style-name="P2" draw:layer="layout" svg:width="0.468cm" svg:height="0.39cm" svg:x="10.16cm" svg:y="8.186cm">
          <draw:text-box>
            <text:p text:style-name="P1"><text:span text:style-name="T2"><text:s text:c="2"/></text:span><text:span text:style-name="T2">5 </text:span></text:p>
          </draw:text-box>
        </draw:frame>
        <draw:frame draw:style-name="gr1" draw:text-style-name="P2" draw:layer="layout" svg:width="0.468cm" svg:height="0.39cm" svg:x="11.43cm" svg:y="8.186cm">
          <draw:text-box>
            <text:p text:style-name="P1"><text:span text:style-name="T2"><text:s text:c="2"/></text:span><text:span text:style-name="T2">6 </text:span></text:p>
          </draw:text-box>
        </draw:frame>
        <draw:frame draw:style-name="gr1" draw:text-style-name="P2" draw:layer="layout" svg:width="0.468cm" svg:height="0.39cm" svg:x="12.7cm" svg:y="8.186cm">
          <draw:text-box>
            <text:p text:style-name="P1"><text:span text:style-name="T2"><text:s text:c="2"/></text:span><text:span text:style-name="T2">7 </text:span></text:p>
          </draw:text-box>
        </draw:frame>
        <draw:frame draw:style-name="gr1" draw:text-style-name="P2" draw:layer="layout" svg:width="0.468cm" svg:height="0.39cm" svg:x="13.97cm" svg:y="8.186cm">
          <draw:text-box>
            <text:p text:style-name="P1"><text:span text:style-name="T2"><text:s text:c="2"/></text:span><text:span text:style-name="T2">8 </text:span></text:p>
          </draw:text-box>
        </draw:frame>
        <draw:frame draw:style-name="gr1" draw:text-style-name="P2" draw:layer="layout" svg:width="0.468cm" svg:height="0.39cm" svg:x="15.24cm" svg:y="8.186cm">
          <draw:text-box>
            <text:p text:style-name="P1"><text:span text:style-name="T2"><text:s text:c="2"/></text:span><text:span text:style-name="T2">9 </text:span></text:p>
          </draw:text-box>
        </draw:frame>
        <draw:frame draw:style-name="gr1" draw:text-style-name="P2" draw:layer="layout" svg:width="2.596cm" svg:height="0.39cm" svg:x="16.51cm" svg:y="8.186cm">
          <draw:text-box>
            <text:p text:style-name="P1"><text:span text:style-name="T5">10</text:span><text:span text:style-name="T2"> <text:s text:c="2"/>(</text:span><text:span text:style-name="T1">Very clear</text:span><text:span text:style-name="T2">) </text:span></text:p>
          </draw:text-box>
        </draw:frame>
        <draw:frame draw:style-name="gr1" draw:text-style-name="P2" draw:layer="layout" svg:width="0.388cm" svg:height="0.39cm" svg:x="3.81cm" svg:y="8.73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433cm" svg:x="3.472cm" svg:y="9.218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388cm" svg:height="0.39cm" svg:x="3.811cm" svg:y="10.91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cm" svg:x="3.811cm" svg:y="11.458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8cm" svg:height="0.39cm" svg:x="3.176cm" svg:y="9.441cm">
          <draw:text-box>
            <text:p text:style-name="P1"><text:span text:style-name="T2">2.</text:span></text:p>
          </draw:text-box>
        </draw:frame>
        <draw:frame draw:style-name="gr1" draw:text-style-name="P2" draw:layer="layout" svg:width="0.388cm" svg:height="0.433cm" svg:x="3.472cm" svg:y="11.9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3.726cm" svg:height="0.779cm" svg:x="3.811cm" svg:y="9.441cm">
          <draw:text-box>
            <text:p text:style-name="P1"><text:span text:style-name="T2">What is the reasoning for your score?</text:span></text:p>
            <text:p text:style-name="P1"><text:span text:style-name="T2">Her explanation was clear and concise! Explained with just the right amount of detail. <text:s text:c="2"/></text:span></text:p>
          </draw:text-box>
        </draw:frame>
        <draw:frame draw:style-name="gr1" draw:text-style-name="P2" draw:layer="layout" svg:width="0.388cm" svg:height="0.39cm" svg:x="3.811cm" svg:y="12.55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6cm" fo:margin-bottom="12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8T22:44:17.143585001</dc:date>
    <meta:editing-duration>PT3M1S</meta:editing-duration>
    <meta:editing-cycles>1</meta:editing-cycles>
    <meta:document-statistic meta:object-count="27"/>
    <meta:generator>LibreOffice/5.1.6.2$Linux_X86_64 LibreOffice_project/10m0$Build-2</meta:generator>
  </office:meta>
</office:document-meta>
</file>